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5/2021<text:bookmark-end text:name="Text14"/></text:p>
            <text:p text:style-name="Normální">KVOP-21213/2021<text:bookmark-end text:name="Text2"/></text:p>
            <text:p text:style-name="Normální"><text:bookmark-start text:name="Text6"/>17. 05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R<text:bookmark-end text:name="Text9"/>. K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 a rozhodnutí o částečném odmítnutí žádosti</text:h>
      <text:p text:style-name="Základnítext">Vážený pane K.,</text:p>
      <text:p text:style-name="Základnítext">dne 12. 5. 2021 byla do Kanceláře veřejného ochránce práv doručena Vaše žádost podle zákona o svobodném přístupu k informacím, kterou<text:s/><text:span text:style-name="Silné">žádáte následující informace</text:span>: „Zaslání<text:s/>Sborníku stanovisek veřejného ochránce práv Vězeňství II.“</text:p>
      <text:p text:style-name="Základnítext">K Vaší žádosti<text:s/><text:span text:style-name="Silné">poskytuji následující informace</text:span>:</text:p>
      <text:p text:style-name="Základnítext">Sborník stanovisek veřejného ochránce práv Vězeňství II z roku 2019.<text:s/></text:p>
      <text:p text:style-name="Základnítext">Pro úplnost dodávám, že aktuálnější vydání není k dispozici a ani se v současné době nepřipravuje.</text:p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DX2U*</text:span></text:p>
        <text:p text:style-name="P12"><text:span text:style-name="T13">KVOPX00BDX2U</text:span>KVOPX00BDX2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8T10:12:00Z</meta:creation-date>
    <dc:date>2021-06-18T10:13:00Z</dc:date>
    <meta:print-date>2021-05-17T08:14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06" meta:character-count="733" meta:row-count="5" meta:non-whitespace-character-count="628"/>
  </office:meta>
</office:document-meta>
</file>